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6" style:family="graphic" style:parent-style-name="standard">
      <style:graphic-properties draw:stroke="solid" draw:stroke-dash="Fine_20_Dashed_20__28_var_29_" draw:marker-start="Arrow" draw:marker-end="Arrow" draw:textarea-vertical-align="middle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3.4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6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144cm"/>
    </style:style>
    <style:style style:name="gr13" style:family="graphic" style:parent-style-name="standard">
      <style:graphic-properties draw:stroke="dash" draw:stroke-dash="Ultrafine_20_Dashed" draw:fill="solid" draw:fill-color="#ffcc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62cm" svg:height="1.651cm" svg:x="9.89cm" svg:y="9.509cm">
          <text:p text:style-name="P1"><text:span text:style-name="T1">Image Management</text:span></text:p>
          <text:p text:style-name="P1"><text:span text:style-name="T1">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085cm" svg:height="1.143cm" svg:x="11.155cm" svg:y="15.859cm">
          <text:p text:style-name="P1"><text:span text:style-name="T1">PPC Linux Kern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2.827cm" svg:height="2.667cm" svg:x="9.763cm" svg:y="1.508cm">
          <text:p text:style-name="P1"><text:span text:style-name="T1">Customer Specific Application Services</text:span></text:p>
          <text:p text:style-name="P1"><text:span text:style-name="T1">(eg. COAM, Alarm Handling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2.59cm" svg:y1="2.651cm" svg:x2="26.4cm" svg:y2="2.651cm">
          <text:p/>
        </draw:line>
        <draw:frame draw:style-name="gr4" draw:text-style-name="P3" draw:layer="layout" svg:width="5.023cm" svg:height="0.645cm" svg:x="23.231cm" svg:y="1.762cm">
          <draw:text-box>
            <text:p><text:span text:style-name="T2">Customer message interface</text:span></text:p>
          </draw:text-box>
        </draw:frame>
        <draw:frame draw:style-name="gr5" draw:text-style-name="P4" draw:layer="layout" svg:width="2.513cm" svg:height="0.635cm" svg:x="7.25cm" svg:y="3.54cm">
          <draw:text-box>
            <text:p><text:span text:style-name="T3">ALU messaging</text:span></text:p>
          </draw:text-box>
        </draw:frame>
        <draw:custom-shape draw:style-name="gr1" draw:text-style-name="P5" xml:id="id6" draw:id="id6" draw:layer="layout" svg:width="2.538cm" svg:height="1.524cm" svg:x="18.782cm" svg:y="5.445cm">
          <text:p text:style-name="P1"><text:span text:style-name="T4">T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3.7cm" svg:y1="11.16cm" svg:x2="13.7cm" svg:y2="13.192cm" draw:start-shape="id1" draw:start-glue-point="2" draw:end-shape="id2" draw:end-glue-point="0" svg:d="m13700 11160v2032" svg:viewBox="0 0 1 2033">
          <text:p/>
        </draw:connector>
        <draw:line draw:style-name="gr3" draw:text-style-name="P1" draw:layer="layout" svg:x1="25.13cm" svg:y1="6.207cm" svg:x2="21.32cm" svg:y2="6.207cm">
          <text:p/>
        </draw:line>
        <draw:custom-shape draw:style-name="gr7" draw:text-style-name="P6" xml:id="id4" draw:id="id4" draw:layer="layout" svg:width="4.572cm" svg:height="0.635cm" svg:x="9.763cm" svg:y="3.54cm">
          <text:p text:style-name="P1"><text:span text:style-name="T2">ARD0546 Message Handl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7" draw:id="id7" draw:layer="layout" svg:width="5.085cm" svg:height="0.819cm" svg:x="11.155cm" svg:y="15.04cm">
          <text:p text:style-name="P1"><text:span text:style-name="T1">wget() util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5" draw:id="id5" draw:layer="layout" svg:width="4.318cm" svg:height="1.524cm" svg:x="9.89cm" svg:y="5.445cm">
          <text:p text:style-name="P1"><text:span text:style-name="T1">SWDLOADREQ</text:span></text:p>
          <text:p text:style-name="P1"><text:span text:style-name="T1">Attribute</text:span></text:p>
          <text:p text:style-name="P1"><text:span text:style-name="T1">Action 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xml:id="id3" draw:id="id3" draw:layer="layout" svg:width="1.778cm" svg:height="2.667cm" svg:x="22.971cm" svg:y="11.414cm">
          <text:p text:style-name="P1"><text:span text:style-name="T5">Image</text:span></text:p>
          <text:p text:style-name="P1"><text:span text:style-name="T5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3" draw:layer="layout" svg:width="3.937cm" svg:height="0.762cm" svg:x="21.896cm" svg:y="14.305cm">
          <draw:text-box>
            <text:p><text:span text:style-name="T2">NAND Flash memory</text:span></text:p>
          </draw:text-box>
        </draw:frame>
        <draw:connector draw:style-name="gr6" draw:text-style-name="P1" draw:layer="layout" svg:x1="17.51cm" svg:y1="10.334cm" svg:x2="22.971cm" svg:y2="12.748cm" draw:start-shape="id1" draw:start-glue-point="1" draw:end-shape="id3" draw:end-glue-point="6" svg:d="m17510 10334h2731v2414h2730" svg:viewBox="0 0 5462 2415">
          <text:p/>
        </draw:connector>
        <draw:frame draw:style-name="gr4" draw:text-style-name="P3" draw:layer="layout" svg:width="3.732cm" svg:height="0.645cm" svg:x="21.779cm" svg:y="5.562cm">
          <draw:text-box>
            <text:p><text:span text:style-name="T2">User test commands</text:span></text:p>
          </draw:text-box>
        </draw:frame>
        <draw:frame draw:style-name="gr11" draw:text-style-name="P3" draw:layer="layout" svg:width="3.626cm" svg:height="1.039cm" svg:x="13.922cm" svg:y="17.51cm">
          <draw:text-box>
            <text:p><text:span text:style-name="T2">Ftp or http protocol</text:span></text:p>
            <text:p><text:span text:style-name="T2">used for file transfer</text:span></text:p>
          </draw:text-box>
        </draw:frame>
        <draw:connector draw:style-name="gr6" draw:text-style-name="P1" draw:layer="layout" svg:x1="12.049cm" svg:y1="4.175cm" svg:x2="12.049cm" svg:y2="5.445cm" draw:start-shape="id4" draw:start-glue-point="2" draw:end-shape="id5" svg:d="m12049 4175v1270" svg:viewBox="0 0 1 1271">
          <text:p/>
        </draw:connector>
        <draw:connector draw:style-name="gr6" draw:text-style-name="P1" draw:layer="layout" svg:x1="12.049cm" svg:y1="6.969cm" svg:x2="13.7cm" svg:y2="9.509cm" draw:start-shape="id5" draw:start-glue-point="2" draw:end-shape="id1" draw:end-glue-point="0" svg:d="m12049 6969v1270h1651v1270" svg:viewBox="0 0 1652 2541">
          <text:p/>
        </draw:connector>
        <draw:connector draw:style-name="gr6" draw:text-style-name="P1" draw:layer="layout" svg:x1="20.051cm" svg:y1="6.969cm" svg:x2="13.7cm" svg:y2="9.509cm" draw:start-shape="id6" draw:start-glue-point="2" draw:end-shape="id1" draw:end-glue-point="0" svg:d="m20051 6969v1270h-6351v1270" svg:viewBox="0 0 6352 2541">
          <text:p/>
        </draw:connector>
        <draw:frame draw:style-name="gr11" draw:text-style-name="P3" draw:layer="layout" svg:width="3.175cm" svg:height="1.433cm" svg:x="13.795cm" svg:y="11.414cm">
          <draw:text-box>
            <text:p><text:span text:style-name="T2">Create task</text:span></text:p>
            <text:p><text:span text:style-name="T2">Start Download</text:span></text:p>
            <text:p><text:span text:style-name="T2">Delete task</text:span></text:p>
          </draw:text-box>
        </draw:frame>
        <draw:frame draw:style-name="gr11" draw:text-style-name="P3" draw:layer="layout" svg:width="3.279cm" svg:height="0.762cm" svg:x="13.723cm" svg:y="8.62cm">
          <draw:text-box>
            <text:p><text:span text:style-name="T2">download request</text:span></text:p>
          </draw:text-box>
        </draw:frame>
        <draw:frame draw:style-name="gr12" draw:text-style-name="P3" draw:layer="layout" svg:width="2.644cm" svg:height="1.039cm" svg:x="20.304cm" svg:y="11.709cm">
          <draw:text-box>
            <text:p><text:span text:style-name="T2">Image store</text:span></text:p>
            <text:p><text:span text:style-name="T2">and retrieval</text:span></text:p>
          </draw:text-box>
        </draw:frame>
        <draw:line draw:style-name="gr3" draw:text-style-name="P1" draw:layer="layout" svg:x1="13.7cm" svg:y1="17.002cm" svg:x2="13.7cm" svg:y2="18.272cm">
          <text:p/>
        </draw:line>
        <draw:custom-shape draw:style-name="gr13" draw:text-style-name="P2" xml:id="id2" draw:id="id2" draw:layer="layout" svg:width="7.62cm" svg:height="0.889cm" svg:x="9.89cm" svg:y="13.192cm">
          <text:p text:style-name="P1"><text:span text:style-name="T1">Image Downloader</text:span></text:p>
          <text:p text:style-name="P1"><text:span text:style-name="T1">Tas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13.7cm" svg:y1="14.081cm" svg:x2="13.697cm" svg:y2="15.04cm" draw:start-shape="id2" draw:start-glue-point="2" draw:end-shape="id7" draw:end-glue-point="0" svg:d="m13700 14081v479h-3v480" svg:viewBox="0 0 4 960">
          <text:p/>
        </draw:connector>
        <draw:frame draw:style-name="gr11" draw:text-style-name="P3" draw:layer="layout" svg:width="6.374cm" svg:height="0.762cm" svg:x="13.723cm" svg:y="14.278cm">
          <draw:text-box>
            <text:p><text:span text:style-name="T2">System call (execute wget comman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18T12:31:33</meta:creation-date>
    <dc:date>2014-03-07T09:20:07.497542157</dc:date>
    <meta:editing-duration>PT6H26M28S</meta:editing-duration>
    <meta:editing-cycles>17</meta:editing-cycles>
    <meta:generator>LibreOffice/4.1.4.2$Linux_X86_64 LibreOffice_project/0a0440ccc0227ad9829de5f46be37cfb6edcf72</meta:generator>
    <dc:creator>Paul Newborough</dc:creator>
    <meta:document-statistic meta:object-count="27"/>
  </office:meta>
</office:document-meta>
</file>